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="50%" draw:textarea-horizontal-align="center" draw:textarea-vertical-align="middle" draw:shadow-opacity="50%"/>
    </style:style>
    <style:style style:name="gr2" style:family="graphic" style:parent-style-name="standard">
      <style:graphic-properties draw:fill="solid" draw:fill-color="#ffff66" draw:opacity="100%" draw:textarea-horizontal-align="center" draw:textarea-vertical-align="middle" draw:shadow-opacity="100%"/>
    </style:style>
    <style:style style:name="gr3" style:family="graphic" style:parent-style-name="standard">
      <style:graphic-properties draw:textarea-horizontal-align="center" draw:textarea-vertical-align="middle" draw:fit-to-contour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4.48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3.5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3cm" fo:min-width="3.1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cm"/>
    </style:style>
    <style:style style:name="gr15" style:family="graphic" style:parent-style-name="standard">
      <style:graphic-properties draw:fill-color="#5c8526" draw:opacity="60%" draw:textarea-horizontal-align="center" draw:textarea-vertical-align="middle" draw:shadow-opacity="6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style:paragraph-properties fo:text-align="center"/>
      <style:text-properties fo:font-size="18pt" style:font-size-asian="18pt" style:font-size-complex="18pt" style:text-scale="200%"/>
    </style:style>
    <style:style style:name="P5" style:family="paragraph">
      <style:paragraph-properties fo:text-align="center"/>
      <style:text-properties fo:font-size="18pt" fo:letter-spacing="-0.106cm" style:font-size-asian="18pt" style:font-size-complex="18pt" style:text-scale="150%"/>
    </style:style>
    <style:style style:name="P6" style:family="paragraph">
      <style:text-properties fo:font-size="16pt" style:font-size-asian="18pt" style:font-size-complex="18pt"/>
    </style:style>
    <style:style style:name="P7" style:family="paragraph">
      <style:paragraph-properties fo:text-align="center"/>
      <style:text-properties fo:font-size="16pt" style:font-size-asian="18pt" style:font-size-complex="18pt"/>
    </style:style>
    <style:style style:name="P8" style:family="paragraph">
      <style:text-properties fo:color="#800000" fo:font-size="18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18pt" style:font-size-asian="18pt" style:font-size-complex="18pt" style:text-scale="200%"/>
    </style:style>
    <style:style style:name="T3" style:family="text">
      <style:text-properties fo:font-size="18pt" fo:letter-spacing="-0.106cm" style:font-size-asian="18pt" style:font-size-complex="18pt" style:text-scale="150%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color="#800000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5cm" svg:height="31cm" svg:x="5cm" svg:y="1cm" draw:corner-radius="0.3cm">
          <text:p/>
        </draw:rect>
        <draw:rect draw:style-name="gr2" draw:text-style-name="P1" draw:layer="layout" svg:width="10cm" svg:height="19.123cm" svg:x="9.5cm" svg:y="1.5cm" draw:corner-radius="0.3cm">
          <text:p/>
        </draw:rect>
        <draw:rect draw:style-name="gr2" draw:text-style-name="P1" draw:layer="layout" svg:width="10cm" svg:height="4.1cm" svg:x="9.5cm" svg:y="23.1cm" draw:corner-radius="0.3cm">
          <text:p/>
        </draw:rect>
        <draw:rect draw:style-name="gr3" draw:text-style-name="P1" draw:layer="layout" svg:width="2.2cm" svg:height="29cm" svg:x="1.2cm" svg:y="2.5cm" draw:corner-radius="0.5cm">
          <text:p/>
        </draw:rect>
        <draw:frame draw:style-name="gr4" draw:text-style-name="P2" draw:layer="layout" svg:width="5.48cm" svg:height="1cm" draw:transform="rotate (-1.57079632679579) translate (6cm 11.92cm)">
          <draw:text-box>
            <text:p><text:span text:style-name="T1">District 1690</text:span></text:p>
          </draw:text-box>
        </draw:frame>
        <draw:rect draw:style-name="gr5" draw:text-style-name="P1" draw:layer="layout" svg:width="1.5cm" svg:height="27.5cm" svg:x="6.5cm" svg:y="4cm">
          <text:p/>
        </draw:rect>
        <draw:frame draw:style-name="gr6" draw:text-style-name="P3" draw:layer="layout" svg:width="10.202cm" svg:height="0.945cm" draw:transform="rotate (-1.57079632679579) translate (7.6cm 9.798cm)">
          <draw:text-box>
            <text:p text:style-name="P1"><text:span text:style-name="T1">Annuaire des Relations</text:span></text:p>
          </draw:text-box>
        </draw:frame>
        <draw:rect draw:style-name="gr1" draw:text-style-name="P1" draw:layer="layout" svg:width="5.5cm" svg:height="6cm" svg:x="13.7cm" svg:y="1.7cm" draw:corner-radius="0.1cm">
          <text:p/>
        </draw:rect>
        <draw:rect draw:style-name="gr5" draw:text-style-name="P1" draw:layer="layout" svg:width="3.5cm" svg:height="1.5cm" svg:x="15.5cm" svg:y="2cm">
          <text:p/>
        </draw:rect>
        <draw:rect draw:style-name="gr5" draw:text-style-name="P1" draw:layer="layout" svg:width="3.5cm" svg:height="1.5cm" svg:x="15.5cm" svg:y="6cm">
          <text:p/>
        </draw:rect>
        <draw:rect draw:style-name="gr5" draw:text-style-name="P1" draw:layer="layout" svg:width="3.5cm" svg:height="1.5cm" svg:x="15.5cm" svg:y="4cm">
          <text:p/>
        </draw:rect>
        <draw:frame draw:style-name="gr7" draw:layer="layout" svg:width="1.471cm" svg:height="0.712cm" draw:transform="rotate (-1.57079632679579) translate (14.9cm 4.3cm)">
          <draw:text-box>
            <text:p>Web </text:p>
          </draw:text-box>
        </draw:frame>
        <draw:frame draw:style-name="gr7" draw:layer="layout" svg:width="1.903cm" svg:height="0.712cm" svg:x="16.109cm" svg:y="2.4cm">
          <draw:text-box>
            <text:p>Public </text:p>
          </draw:text-box>
        </draw:frame>
        <draw:frame draw:style-name="gr7" draw:layer="layout" svg:width="2.538cm" svg:height="0.712cm" svg:x="16.11cm" svg:y="4.401cm">
          <draw:text-box>
            <text:p>Extranet </text:p>
          </draw:text-box>
        </draw:frame>
        <draw:frame draw:style-name="gr7" draw:layer="layout" svg:width="2.33cm" svg:height="0.712cm" svg:x="16.162cm" svg:y="6.287cm">
          <draw:text-box>
            <text:p>Intranet </text:p>
          </draw:text-box>
        </draw:frame>
        <draw:rect draw:style-name="gr1" draw:text-style-name="P1" draw:layer="layout" svg:width="5.5cm" svg:height="3.1cm" svg:x="13.7cm" svg:y="7.9cm" draw:corner-radius="0.1cm">
          <text:p/>
        </draw:rect>
        <draw:frame draw:style-name="gr8" draw:text-style-name="P4" draw:layer="layout" svg:width="17.9cm" svg:height="0.96cm" draw:transform="rotate (-1.57079632679579) translate (10.96cm 2.1cm)">
          <draw:text-box>
            <text:p text:style-name="P1"><text:span text:style-name="T2">ROTARY (District)</text:span></text:p>
          </draw:text-box>
        </draw:frame>
        <draw:line draw:style-name="gr9" draw:text-style-name="P1" draw:layer="layout" svg:x1="7cm" svg:y1="4.8cm" svg:x2="15.7cm" svg:y2="4.8cm">
          <text:p/>
        </draw:line>
        <draw:line draw:style-name="gr10" draw:text-style-name="P1" draw:layer="layout" svg:x1="7cm" svg:y1="6.6cm" svg:x2="15.7cm" svg:y2="6.6cm">
          <text:p text:style-name="P1">ﾲ²²</text:p>
        </draw:line>
        <draw:frame draw:style-name="gr11" draw:layer="layout" svg:width="4cm" svg:height="0.712cm" svg:x="13.9cm" svg:y="8.2cm">
          <draw:text-box>
            <text:p>Messagerie</text:p>
          </draw:text-box>
        </draw:frame>
        <draw:rect draw:style-name="gr1" draw:text-style-name="P1" draw:layer="layout" svg:width="5.5cm" svg:height="3.6cm" svg:x="13.7cm" svg:y="23.3cm" draw:corner-radius="0.1cm">
          <text:p/>
        </draw:rect>
        <draw:rect draw:style-name="gr5" draw:text-style-name="P1" draw:layer="layout" svg:width="3.5cm" svg:height="1.5cm" svg:x="15.5cm" svg:y="24.2cm">
          <text:p/>
        </draw:rect>
        <draw:frame draw:style-name="gr12" draw:text-style-name="P1" draw:layer="layout" svg:width="3.538cm" svg:height="1.613cm" svg:x="15.562cm" svg:y="24.3cm">
          <draw:text-box>
            <text:p text:style-name="P1">Redirection simple</text:p>
          </draw:text-box>
        </draw:frame>
        <draw:rect draw:style-name="gr5" draw:text-style-name="P1" draw:layer="layout" svg:width="3.5cm" svg:height="1.5cm" svg:x="15.5cm" svg:y="9.1cm">
          <text:p/>
        </draw:rect>
        <draw:frame draw:style-name="gr12" draw:text-style-name="P1" draw:layer="layout" svg:width="3.538cm" svg:height="1.613cm" svg:x="15.562cm" svg:y="9.189cm">
          <draw:text-box>
            <text:p text:style-name="P1">Listes de diffusion</text:p>
          </draw:text-box>
        </draw:frame>
        <draw:line draw:style-name="gr10" draw:text-style-name="P1" draw:layer="layout" svg:x1="7cm" svg:y1="9.9cm" svg:x2="15.7cm" svg:y2="9.9cm">
          <text:p text:style-name="P1">ﾲ²²</text:p>
        </draw:line>
        <draw:rect draw:style-name="gr5" draw:text-style-name="P1" draw:layer="layout" svg:width="13cm" svg:height="28.7cm" svg:x="23.5cm" svg:y="1cm">
          <text:p/>
        </draw:rect>
        <draw:frame draw:style-name="gr13" draw:layer="layout" svg:width="7.5cm" svg:height="0.712cm" svg:x="24.5cm" svg:y="7.5cm">
          <draw:text-box>
            <text:p>Lettre du Gouverneur</text:p>
          </draw:text-box>
        </draw:frame>
        <draw:frame draw:style-name="gr14" draw:layer="layout" svg:width="4.5cm" svg:height="0.712cm" svg:x="14cm" svg:y="23.4cm">
          <draw:text-box>
            <text:p>Messagerie</text:p>
          </draw:text-box>
        </draw:frame>
        <draw:frame draw:style-name="gr8" draw:text-style-name="P5" draw:layer="layout" svg:width="5cm" svg:height="0.96cm" draw:transform="rotate (0.7853981633973) translate (9.6cm 26.521cm)">
          <draw:text-box>
            <text:p text:style-name="P1"><text:span text:style-name="T3">MEMBRES</text:span></text:p>
          </draw:text-box>
        </draw:frame>
        <draw:line draw:style-name="gr10" draw:text-style-name="P1" draw:layer="layout" svg:x1="7cm" svg:y1="25.1cm" svg:x2="15.7cm" svg:y2="25.1cm">
          <text:p text:style-name="P1">ﾲ²²</text:p>
        </draw:line>
        <draw:rect draw:style-name="gr15" draw:text-style-name="P1" draw:layer="layout" svg:width="7.7cm" svg:height="8.297cm" svg:x="11.5cm" svg:y="11.3cm" draw:corner-radius="0.2cm">
          <text:p/>
        </draw:rect>
        <draw:rect draw:style-name="gr1" draw:text-style-name="P1" draw:layer="layout" svg:width="5.5cm" svg:height="4.3cm" svg:x="13.7cm" svg:y="11.5cm" draw:corner-radius="0.1cm">
          <text:p/>
        </draw:rect>
        <draw:rect draw:style-name="gr5" draw:text-style-name="P1" draw:layer="layout" svg:width="4cm" svg:height="1.5cm" svg:x="15cm" svg:y="11.8cm">
          <text:p/>
        </draw:rect>
        <draw:rect draw:style-name="gr5" draw:text-style-name="P1" draw:layer="layout" svg:width="4cm" svg:height="1.5cm" svg:x="15cm" svg:y="13.8cm">
          <text:p/>
        </draw:rect>
        <draw:frame draw:style-name="gr7" draw:layer="layout" svg:width="1.471cm" svg:height="0.712cm" draw:transform="rotate (-1.57079632679579) translate (14.7cm 12.829cm)">
          <draw:text-box>
            <text:p>Web </text:p>
          </draw:text-box>
        </draw:frame>
        <draw:frame draw:style-name="gr16" draw:layer="layout" svg:width="1.721cm" svg:height="0.712cm" svg:x="16.097cm" svg:y="12.087cm">
          <draw:text-box>
            <text:p><text:span text:style-name="T4">Public</text:span> </text:p>
          </draw:text-box>
        </draw:frame>
        <draw:frame draw:style-name="gr17" draw:text-style-name="P6" draw:layer="layout" svg:width="3.668cm" svg:height="0.628cm" svg:x="15.21cm" svg:y="14.201cm">
          <draw:text-box>
            <text:p><text:span text:style-name="T4">Questionnaire </text:span></text:p>
          </draw:text-box>
        </draw:frame>
        <draw:rect draw:style-name="gr1" draw:text-style-name="P1" draw:layer="layout" svg:width="5.5cm" svg:height="3cm" svg:x="13.7cm" svg:y="16.3cm" draw:corner-radius="0.1cm">
          <text:p/>
        </draw:rect>
        <draw:frame draw:style-name="gr11" draw:layer="layout" svg:width="4cm" svg:height="0.712cm" svg:x="14cm" svg:y="16.5cm">
          <draw:text-box>
            <text:p>Messagerie</text:p>
          </draw:text-box>
        </draw:frame>
        <draw:rect draw:style-name="gr5" draw:text-style-name="P1" draw:layer="layout" svg:width="3.5cm" svg:height="1.5cm" svg:x="15.5cm" svg:y="17.4cm">
          <text:p/>
        </draw:rect>
        <draw:frame draw:style-name="gr12" draw:text-style-name="P7" draw:layer="layout" svg:width="3.538cm" svg:height="1.613cm" svg:x="15.562cm" svg:y="17.489cm">
          <draw:text-box>
            <text:p text:style-name="P1"><text:span text:style-name="T4">Listes de diffusion</text:span></text:p>
          </draw:text-box>
        </draw:frame>
        <draw:line draw:style-name="gr10" draw:text-style-name="P1" draw:layer="layout" svg:x1="7cm" svg:y1="15.6cm" svg:x2="15.7cm" svg:y2="15.6cm">
          <text:p text:style-name="P1">ﾲ²²</text:p>
        </draw:line>
        <draw:line draw:style-name="gr10" draw:text-style-name="P1" draw:layer="layout" svg:x1="7cm" svg:y1="18.7cm" svg:x2="15.7cm" svg:y2="18.7cm">
          <text:p text:style-name="P1">ﾲ²²</text:p>
        </draw:line>
        <draw:frame draw:style-name="gr18" draw:text-style-name="P8" draw:layer="layout" svg:width="7.52cm" svg:height="0.712cm" draw:transform="rotate (-1.57079632679579) translate (12.913cm 11.98cm)">
          <draw:text-box>
            <text:p><text:span text:style-name="T5">Action Student Exchange</text:span></text:p>
          </draw:text-box>
        </draw:frame>
        <draw:frame draw:style-name="gr19" draw:layer="layout" svg:width="11.5cm" svg:height="0.712cm" draw:transform="rotate (-1.57079632679579) translate (2.703cm 9.59cm)">
          <draw:text-box>
            <text:p>Système d'Information Multidistrict</text:p>
          </draw:text-box>
        </draw:frame>
      </draw:page>
      <draw:page draw:name="page2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t-to-contour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2-05T23:00:31.22</meta:creation-date>
    <meta:generator>OpenOffice.org/3.2$Unix OpenOffice.org_project/320m19$Build-9505</meta:generator>
    <dc:date>2012-02-06T01:06:35.15</dc:date>
    <meta:editing-duration>PT2H6M</meta:editing-duration>
    <meta:editing-cycles>9</meta:editing-cycles>
    <meta:print-date>2012-02-06T01:02:30.80</meta:print-date>
    <meta:document-statistic meta:object-count="46"/>
  </office:meta>
</office:document-meta>
</file>